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9.991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552cm"/>
    </style:style>
    <style:style style:name="gr7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9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856cm" fo:min-width="3.721cm"/>
    </style:style>
    <style:style style:name="gr10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1.171cm" fo:min-width="6.714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10.241cm" svg:x="10.489cm" svg:y="5.2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7.366cm" svg:height="0.965cm" svg:x="1.374cm" svg:y="5.391cm">
          <text:p text:style-name="P2">Refine W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7.366cm" svg:height="0.965cm" svg:x="1.374cm" svg:y="9.566cm">
          <text:p text:style-name="P2">Outlier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1.374cm" svg:y="10.95cm">
          <text:p text:style-name="P2">Imaging Combin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366cm" svg:height="0.965cm" svg:x="1.374cm" svg:y="8.182cm">
          <text:p text:style-name="P2">Background 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7.366cm" svg:height="0.965cm" svg:x="1.374cm" svg:y="12.351cm">
          <text:p text:style-name="P2">Source Catalo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287cm" svg:height="1.686cm" svg:x="1.822cm" svg:y="1.054cm">
          <text:p text:style-name="P2"><text:span text:style-name="T1">CALWEBB_IMAGE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0.241cm" svg:x="8.967cm" svg:y="5.23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8.894cm" svg:y="5.4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5.4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51cm" svg:y="5.46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77cm" svg:y="5.46cm">
          <draw:text-box>
            <text:p><text:span text:style-name="T2">✔</text:span></text:p>
          </draw:text-box>
        </draw:frame>
        <draw:frame draw:style-name="gr5" draw:text-style-name="P7" draw:layer="layout" svg:width="2.286cm" svg:height="0.889cm" draw:transform="rotate (1.0471975511966) translate (9.015cm 5.095cm)">
          <draw:text-box>
            <text:p><text:span text:style-name="T3">NIRCam</text:span></text:p>
          </draw:text-box>
        </draw:frame>
        <draw:frame draw:style-name="gr6" draw:text-style-name="P7" draw:layer="layout" svg:width="2.491cm" svg:height="0.802cm" draw:transform="rotate (1.0471975511966) translate (9.752cm 5.093cm)">
          <draw:text-box>
            <text:p><text:span text:style-name="T3">NIRISS</text:span></text:p>
          </draw:text-box>
        </draw:frame>
        <draw:frame draw:style-name="gr5" draw:text-style-name="P7" draw:layer="layout" svg:width="2.286cm" svg:height="0.889cm" draw:transform="rotate (1.0471975511966) translate (10.501cm 5.095cm)">
          <draw:text-box>
            <text:p><text:span text:style-name="T3">MIRI</text:span></text:p>
          </draw:text-box>
        </draw:frame>
        <draw:frame draw:style-name="gr5" draw:text-style-name="P7" draw:layer="layout" svg:width="2.286cm" svg:height="0.889cm" draw:transform="rotate (1.0471975511966) translate (11.25cm 5.095cm)">
          <draw:text-box>
            <text:p><text:span text:style-name="T3">FGS</text:span></text:p>
          </draw:text-box>
        </draw:frame>
        <draw:frame draw:style-name="gr4" draw:text-style-name="P6" draw:layer="layout" svg:width="0.635cm" svg:height="0.827cm" svg:x="8.902cm" svg:y="8.2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59cm" svg:y="8.2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85cm" svg:y="8.251cm">
          <draw:text-box>
            <text:p><text:span text:style-name="T2">✔</text:span></text:p>
          </draw:text-box>
        </draw:frame>
        <draw:connector draw:style-name="gr7" draw:text-style-name="P8" draw:layer="layout" draw:line-skew="0.016cm" svg:x1="5.058cm" svg:y1="7.757cm" svg:x2="5.057cm" svg:y2="8.182cm" draw:start-shape="id1" draw:start-glue-point="2" draw:end-shape="id2" draw:end-glue-point="0" svg:d="M5058 7757v229h-1v196" svg:viewBox="0 0 2 426">
          <text:p/>
        </draw:connector>
        <draw:connector draw:style-name="gr7" draw:text-style-name="P8" draw:layer="layout" svg:x1="5.057cm" svg:y1="9.147cm" svg:x2="5.057cm" svg:y2="9.566cm" draw:start-shape="id2" draw:start-glue-point="2" draw:end-shape="id3" draw:end-glue-point="0" svg:d="M5057 9147v419" svg:viewBox="0 0 1 420">
          <text:p/>
        </draw:connector>
        <draw:connector draw:style-name="gr7" draw:text-style-name="P8" draw:layer="layout" svg:x1="5.057cm" svg:y1="10.531cm" svg:x2="5.057cm" svg:y2="10.95cm" draw:start-shape="id3" draw:start-glue-point="2" draw:end-shape="id4" draw:end-glue-point="0" svg:d="M5057 10531v419" svg:viewBox="0 0 1 420">
          <text:p/>
        </draw:connector>
        <draw:connector draw:style-name="gr7" draw:text-style-name="P8" draw:layer="layout" svg:x1="5.057cm" svg:y1="11.915cm" svg:x2="5.057cm" svg:y2="12.351cm" draw:start-shape="id4" draw:start-glue-point="2" draw:end-shape="id5" draw:end-glue-point="0" svg:d="M5057 11915v436" svg:viewBox="0 0 1 437">
          <text:p/>
        </draw:connector>
        <draw:frame draw:style-name="gr4" draw:text-style-name="P6" draw:layer="layout" svg:width="0.635cm" svg:height="0.827cm" svg:x="8.91cm" svg:y="9.6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9.6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67cm" svg:y="9.6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93cm" svg:y="9.635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8.918cm" svg:y="11.0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75cm" svg:y="11.0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201cm" svg:y="11.019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8.926cm" svg:y="12.45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12.45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83cm" svg:y="12.45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209cm" svg:y="12.454cm">
          <draw:text-box>
            <text:p><text:span text:style-name="T2">✔</text:span></text:p>
          </draw:text-box>
        </draw:frame>
        <draw:custom-shape draw:style-name="gr8" draw:text-style-name="P9" xml:id="id6" draw:id="id6" draw:layer="layout" svg:width="5.969cm" svg:height="1.197cm" svg:x="2.073cm" svg:y="3.367cm">
          <text:p text:style-name="P2"><text:span text:style-name="T4">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058cm" svg:y1="4.564cm" svg:x2="5.057cm" svg:y2="5.391cm" draw:start-shape="id6" draw:start-glue-point="8" draw:end-shape="id7" draw:end-glue-point="0" svg:d="M5058 4564v413h-1v414" svg:viewBox="0 0 2 828">
          <text:p/>
        </draw:connector>
        <draw:custom-shape draw:style-name="gr9" draw:text-style-name="P9" xml:id="id9" draw:id="id9" draw:layer="layout" svg:width="5.969cm" svg:height="1.564cm" svg:x="2.073cm" svg:y="16.357cm">
          <text:p text:style-name="P2"><text:span text:style-name="T4">Mosaics</text:span></text:p>
          <text:p text:style-name="P2"><text:span text:style-name="T4">Source Cata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5.057cm" svg:y1="15.43cm" svg:x2="5.058cm" svg:y2="16.357cm" draw:start-shape="id8" draw:start-glue-point="2" draw:end-shape="id9" draw:end-glue-point="4" svg:d="M5057 15430v464h1v463" svg:viewBox="0 0 2 928">
          <text:p/>
        </draw:connector>
        <draw:line draw:style-name="gr10" draw:text-style-name="P8" draw:layer="layout" svg:x1="8.997cm" svg:y1="5.215cm" svg:x2="10.021cm" svg:y2="3.442cm">
          <text:p/>
        </draw:line>
        <draw:line draw:style-name="gr10" draw:text-style-name="P8" draw:layer="layout" svg:x1="9.697cm" svg:y1="5.216cm" svg:x2="10.652cm" svg:y2="3.567cm">
          <text:p/>
        </draw:line>
        <draw:line draw:style-name="gr10" draw:text-style-name="P8" draw:layer="layout" svg:x1="10.484cm" svg:y1="5.208cm" svg:x2="11.287cm" svg:y2="3.821cm">
          <text:p/>
        </draw:line>
        <draw:line draw:style-name="gr10" draw:text-style-name="P8" draw:layer="layout" svg:x1="11.215cm" svg:y1="5.227cm" svg:x2="11.922cm" svg:y2="4.075cm">
          <text:p/>
        </draw:line>
        <draw:line draw:style-name="gr10" draw:text-style-name="P8" draw:layer="layout" svg:x1="12.003cm" svg:y1="5.222cm" svg:x2="12.557cm" svg:y2="4.329cm">
          <text:p/>
        </draw:line>
        <draw:custom-shape draw:style-name="gr11" draw:text-style-name="P4" xml:id="id8" draw:id="id8" draw:layer="layout" svg:width="7.366cm" svg:height="1.573cm" svg:x="1.374cm" svg:y="13.857cm">
          <text:p text:style-name="P2">Updated Exposure</text:p>
          <text:p text:style-name="P2">Level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svg:x1="5.057cm" svg:y1="13.316cm" svg:x2="5.057cm" svg:y2="13.857cm" draw:start-shape="id5" draw:start-glue-point="2" draw:end-shape="id8" draw:end-glue-point="0" svg:d="M5057 13316v541" svg:viewBox="0 0 1 542">
          <text:p/>
        </draw:connector>
        <draw:line draw:style-name="gr10" draw:text-style-name="P8" draw:layer="layout" svg:x1="12.003cm" svg:y1="5.223cm" svg:x2="12.049cm" svg:y2="15.478cm">
          <text:p/>
        </draw:line>
        <draw:frame draw:style-name="gr4" draw:text-style-name="P6" draw:layer="layout" svg:width="0.635cm" svg:height="0.827cm" svg:x="8.934cm" svg:y="14.23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14.23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91cm" svg:y="14.23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217cm" svg:y="14.234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8.252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89cm" svg:y="11.02cm">
          <draw:text-box>
            <text:p><text:span text:style-name="T2">✔</text:span></text:p>
          </draw:text-box>
        </draw:frame>
        <draw:custom-shape draw:style-name="gr2" draw:text-style-name="P3" xml:id="id1" draw:id="id1" draw:layer="layout" svg:width="7.366cm" svg:height="0.965cm" svg:x="1.375cm" svg:y="6.792cm">
          <text:p text:style-name="P2">Moving Target W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svg:x1="5.057cm" svg:y1="6.356cm" svg:x2="5.058cm" svg:y2="6.792cm" draw:start-shape="id7" draw:start-glue-point="2" draw:end-shape="id1" draw:end-glue-point="0" svg:d="M5057 6356v218h1v218" svg:viewBox="0 0 2 437">
          <text:p/>
        </draw:connector>
        <draw:frame draw:style-name="gr4" draw:text-style-name="P6" draw:layer="layout" svg:width="0.635cm" svg:height="0.827cm" svg:x="8.91cm" svg:y="6.8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0.467cm" svg:y="6.8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11.193cm" svg:y="6.851cm">
          <draw:text-box>
            <text:p><text:span text:style-name="T2">✔</text:span></text:p>
          </draw:text-box>
        </draw:frame>
        <draw:frame draw:style-name="gr4" draw:text-style-name="P6" draw:layer="layout" svg:width="0.635cm" svg:height="0.827cm" svg:x="9.697cm" svg:y="6.852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19-12-30T15:35:09.589910178</dc:date>
    <meta:editing-duration>PT3H51M16S</meta:editing-duration>
    <meta:editing-cycles>34</meta:editing-cycles>
    <meta:generator>LibreOffice/5.3.6.1$Linux_X86_64 LibreOffice_project/30$Build-1</meta:generator>
    <dc:creator>Karl Gordon</dc:creator>
    <meta:document-statistic meta:object-count="58"/>
  </office:meta>
</office:document-meta>
</file>